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a54c" officeooo:paragraph-rsid="000da54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a54c" officeooo:paragraph-rsid="000da54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0f9522" officeooo:paragraph-rsid="000f952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da54c" officeooo:paragraph-rsid="000da54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f9522" officeooo:paragraph-rsid="000f952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13bf6" officeooo:paragraph-rsid="00113bf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da54c" officeooo:paragraph-rsid="000da54c" fo:background-color="#c5000b" style:font-weight-asian="normal" style:font-weight-complex="normal"/>
    </style:style>
    <style:style style:name="T1" style:family="text">
      <style:text-properties fo:background-color="#c5000b" loext:char-shading-value="0"/>
    </style:style>
    <style:style style:name="T2" style:family="text">
      <style:text-properties fo:font-weight="normal" officeooo:rsid="0010eaac" style:font-weight-asian="normal" style:font-weight-complex="normal"/>
    </style:style>
    <style:style style:name="T3" style:family="text">
      <style:text-properties officeooo:rsid="0010eaac"/>
    </style:style>
    <style:style style:name="T4" style:family="text">
      <style:text-properties fo:color="#800000"/>
    </style:style>
    <style:style style:name="T5" style:family="text">
      <style:text-properties fo:color="#800000" fo:background-color="#c5000b" loext:char-shading-value="0"/>
    </style:style>
    <style:style style:name="T6" style:family="text">
      <style:text-properties fo:color="#000000" fo:background-color="#c5000b" loext:char-shading-value="0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background-color="#c5000b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9.2</text:p>
      <text:p text:style-name="P4"/>
      <text:p text:style-name="P4"/>
      <text:p text:style-name="P4"/>
      <text:p text:style-name="P4"/>
      <text:p text:style-name="P2">Problem1</text:p>
      <text:p text:style-name="P2"/>
      <text:p text:style-name="P4">create hbase table named clicks with colum family hits such that it should be able to store last 5 values</text:p>
      <text:p text:style-name="P4">of qualifier inside hits family</text:p>
      <text:p text:style-name="P4"/>
      <text:p text:style-name="P4"/>
      <text:p text:style-name="P4"/>
      <text:p text:style-name="P7">hbase(main):001:0&gt; create 'clicks','IP','hits'</text:p>
      <text:p text:style-name="P4">SLF4J: Class path contains multiple SLF4J bindings.</text:p>
      <text:p text:style-name="P4">SLF4J: Found binding in [jar:file:/usr/local/hbase/lib/slf4j-log4j12-1.6.4.jar!/org/slf4j/impl/StaticLoggerBinder.class]</text:p>
      <text:p text:style-name="P4">SLF4J: Found binding in [jar:file:/usr/local/hadoop-2.6.0/share/hadoop/common/lib/slf4j-log4j12-1.7.5.jar!/org/slf4j/impl/StaticLoggerBinder.class]</text:p>
      <text:p text:style-name="P4">SLF4J: See http://www.slf4j.org/codes.html#multiple_bindings for an explanation.</text:p>
      <text:p text:style-name="P4">2017-11-02 05:02:53,649 WARN <text:s/>[main] util.NativeCodeLoader: Unable to load native-hadoop library for your platform... using builtin-java classes where applicable</text:p>
      <text:p text:style-name="P4">0 row(s) in 5.4230 seconds</text:p>
      <text:p text:style-name="P4"></text:p>
      <text:p text:style-name="P4">=&gt; Hbase::Table – clicks</text:p>
      <text:p text:style-name="P4"/>
      <text:p text:style-name="P4"/>
      <text:p text:style-name="P7">describe 'clicks'</text:p>
      <text:p text:style-name="P4">Table clicks is ENABLED <text:s text:c="56"/></text:p>
      <text:p text:style-name="P4">clicks <text:s text:c="73"/></text:p>
      <text:p text:style-name="P4">COLUMN FAMILIES DESCRIPTION <text:s text:c="52"/></text:p>
      <text:p text:style-name="P4">{NAME =&gt; 'IP', BLOOMFILTER =&gt; 'ROW', VERSIONS =&gt; '1', IN_MEMORY =&gt; 'false', KEEP</text:p>
      <text:p text:style-name="P4">_DELETED_CELLS =&gt; 'FALSE', DATA_BLOCK_ENCODING =&gt; 'NONE', TTL =&gt; 'FOREVER', COMP</text:p>
      <text:p text:style-name="P4">RESSION =&gt; 'NONE', MIN_VERSIONS =&gt; '0', BLOCKCACHE =&gt; 'true', BLOCKSIZE =&gt; '6553</text:p>
      <text:p text:style-name="P4">6', REPLICATION_SCOPE =&gt; '0'} <text:s text:c="50"/></text:p>
      <text:p text:style-name="P4">{NAME =&gt; 'hits', BLOOMFILTER =&gt; 'ROW', VERSIONS =&gt; '1', IN_MEMORY =&gt; 'false', KE</text:p>
      <text:p text:style-name="P4">EP_DELETED_CELLS =&gt; 'FALSE', DATA_BLOCK_ENCODING =&gt; 'NONE', TTL =&gt; 'FOREVER', CO</text:p>
      <text:p text:style-name="P4">MPRESSION =&gt; 'NONE', MIN_VERSIONS =&gt; '0', BLOCKCACHE =&gt; 'true', BLOCKSIZE =&gt; '65</text:p>
      <text:p text:style-name="P4">536', REPLICATION_SCOPE =&gt; '0'} <text:s text:c="48"/></text:p>
      <text:p text:style-name="P4">2 row(s) in 1.7510 seconds</text:p>
      <text:p text:style-name="P4"/>
      <text:p text:style-name="P4"/>
      <text:p text:style-name="P4"><text:span text:style-name="T1">hbase(main):003:0&gt; put 'clicks','01.02.03.198','hits:one','100'</text:span></text:p>
      <text:p text:style-name="P4">0 row(s) in 0.8890 seconds</text:p>
      <text:p text:style-name="P4"></text:p>
      <text:p text:style-name="P4"/>
      <text:p text:style-name="P4"><text:span text:style-name="T1">hbase(main):005:0&gt; put 'clicks','01.02.03.198','hits:two','200'</text:span></text:p>
      <text:p text:style-name="P4"><text:soft-page-break/>0 row(s) in 0.0680 seconds</text:p>
      <text:p text:style-name="P4"></text:p>
      <text:p text:style-name="P4"><text:span text:style-name="T1">hbase(main):006:0&gt; put 'clicks','01.02.03.198','hits:three','300'</text:span></text:p>
      <text:p text:style-name="P4">0 row(s) in 0.0710 seconds</text:p>
      <text:p text:style-name="P4"></text:p>
      <text:p text:style-name="P4"><text:span text:style-name="T1">hbase(main):007:0&gt; put 'clicks','01.02.03.198','hits:four','400'</text:span></text:p>
      <text:p text:style-name="P4">0 row(s) in 0.0470 seconds</text:p>
      <text:p text:style-name="P4"></text:p>
      <text:p text:style-name="P4"><text:span text:style-name="T1">hbase(main):008:0&gt; put 'clicks','01.02.03.198','hits:five','500'</text:span></text:p>
      <text:p text:style-name="P4">0 row(s) in 0.0220 seconds</text:p>
      <text:p text:style-name="P4"/>
      <text:p text:style-name="P4"/>
      <text:p text:style-name="P4"><text:span text:style-name="T1">hbase(main):009:0&gt; scan 'clicks'</text:span></text:p>
      <text:p text:style-name="P4">ROW <text:s text:c="29"/>COLUMN+CELL <text:s text:c="80"/></text:p>
      <text:p text:style-name="P4"><text:s/>01.02.03.198 <text:s text:c="19"/>column=hits:five, timestamp=1509579967663, value=500 <text:s text:c="39"/></text:p>
      <text:p text:style-name="P4"><text:s/>01.02.03.198 <text:s text:c="19"/>column=hits:four, timestamp=1509579957383, value=400 <text:s text:c="39"/></text:p>
      <text:p text:style-name="P4"><text:s/>01.02.03.198 <text:s text:c="19"/>column=hits:one, timestamp=1509579820603, value=100 <text:s text:c="40"/></text:p>
      <text:p text:style-name="P4"><text:s/>01.02.03.198 <text:s text:c="19"/>column=hits:three, timestamp=1509579944904, value=300 <text:s text:c="38"/></text:p>
      <text:p text:style-name="P4"><text:s/>01.02.03.198 <text:s text:c="19"/>column=hits:two, timestamp=1509579918413, value=200 <text:s text:c="40"/></text:p>
      <text:p text:style-name="P4">1 row(s) in 0.3110 seconds</text:p>
      <text:p text:style-name="P4"/>
      <text:p text:style-name="P3"><text:span text:style-name="T3">Problem 2</text:span><text:span text:style-name="T2"> </text:span>updating current values</text:p>
      <text:p text:style-name="P4"/>
      <text:p text:style-name="P5"><text:span text:style-name="T1">hbase(main):010:0&gt; put 'clicks','01.02.03.198','hits:five','1000'</text:span></text:p>
      <text:p text:style-name="P5">0 row(s) in 0.0420 seconds</text:p>
      <text:p text:style-name="P5"></text:p>
      <text:p text:style-name="P5"><text:span text:style-name="T1">hbase(main):011:0&gt; put 'clicks','01.02.03.198','hits:four','2000'</text:span></text:p>
      <text:p text:style-name="P5">0 row(s) in 0.0700 seconds</text:p>
      <text:p text:style-name="P5"></text:p>
      <text:p text:style-name="P5">hbase(main):012:0&gt; scan 'clicks'</text:p>
      <text:p text:style-name="P5">ROW <text:s text:c="29"/>COLUMN+CELL <text:s text:c="80"/></text:p>
      <text:p text:style-name="P5"><text:s/>01.02.03.198 <text:s text:c="19"/>column=hits:five, timestamp=1509580239017, value=1000 <text:s text:c="38"/></text:p>
      <text:p text:style-name="P5"><text:s/>01.02.03.198 <text:s text:c="19"/>column=hits:four, timestamp=1509580251272, value=2000 <text:s text:c="38"/></text:p>
      <text:p text:style-name="P5"><text:s/>01.02.03.198 <text:s text:c="19"/>column=hits:one, timestamp=1509579820603, value=100 <text:s text:c="40"/></text:p>
      <text:p text:style-name="P5"><text:s/>01.02.03.198 <text:s text:c="19"/>column=hits:three, timestamp=1509579944904, value=300 <text:s text:c="38"/></text:p>
      <text:p text:style-name="P5"><text:s/>01.02.03.198 <text:s text:c="19"/>column=hits:two, timestamp=1509579918413, value=200 <text:s text:c="40"/></text:p>
      <text:p text:style-name="P5">1 row(s) in 0.2330 seconds</text:p>
      <text:p text:style-name="P5"/>
      <text:p text:style-name="P6"><text:span text:style-name="T8">hbase(main):013:0&gt; alter 'clicks',NAME=&gt;'hits',VERSIONS=&gt;5</text:span></text:p>
      <text:p text:style-name="P6"><text:soft-page-break/>Updating all regions with the new schema...</text:p>
      <text:p text:style-name="P6">0/1 regions updated.</text:p>
      <text:p text:style-name="P6">0/1 regions updated.</text:p>
      <text:p text:style-name="P6">1/1 regions updated.</text:p>
      <text:p text:style-name="P6">Done.</text:p>
      <text:p text:style-name="P6">0 row(s) in 4.3680 seconds</text:p>
      <text:p text:style-name="P6"></text:p>
      <text:p text:style-name="P6">hbase(main):014:0&gt; put 'clicks','10.101.223.445','hits:two','220'</text:p>
      <text:p text:style-name="P6">0 row(s) in 0.0540 seconds</text:p>
      <text:p text:style-name="P6"></text:p>
      <text:p text:style-name="P6">hbase(main):015:0&gt; put 'clicks','10.20.30.198','hits:five','200'</text:p>
      <text:p text:style-name="P6">0 row(s) in 0.0590 seconds</text:p>
      <text:p text:style-name="P6"></text:p>
      <text:p text:style-name="P6">hbase(main):016:0&gt; put 'clicks','01.02.03','hits:five','200'</text:p>
      <text:p text:style-name="P6">0 row(s) in 0.0890 seconds</text:p>
      <text:p text:style-name="P6"></text:p>
      <text:p text:style-name="P6">hbase(main):017:0&gt; put 'clicks','01.02.03','hits:five','5000'</text:p>
      <text:p text:style-name="P6">0 row(s) in 0.0210 seconds</text:p>
      <text:p text:style-name="P6"></text:p>
      <text:p text:style-name="P6">hbase(main):018:0&gt; put 'clicks','01.02.03','hits:five','650'</text:p>
      <text:p text:style-name="P6">0 row(s) in 0.0490 seconds</text:p>
      <text:p text:style-name="P6"></text:p>
      <text:p text:style-name="P6">hbase(main):019:0&gt; scan clicks</text:p>
      <text:p text:style-name="P6">NameError: undefined local variable or method `clicks' for #&lt;Object:0x750ed637&gt;</text:p>
      <text:p text:style-name="P6"></text:p>
      <text:p text:style-name="P6">hbase(main):020:0&gt; scan 'clicks'</text:p>
      <text:p text:style-name="P6">ROW <text:s text:c="29"/>COLUMN+CELL <text:s text:c="80"/></text:p>
      <text:p text:style-name="P6"><text:s/>01.02.03 <text:s text:c="23"/>column=hits:five, timestamp=1509582111964, value=650 <text:s text:c="39"/></text:p>
      <text:p text:style-name="P6"><text:s/>01.02.03.198 <text:s text:c="19"/>column=hits:five, timestamp=1509580239017, value=1000 <text:s text:c="38"/></text:p>
      <text:p text:style-name="P6"><text:s/>01.02.03.198 <text:s text:c="19"/>column=hits:four, timestamp=1509580251272, value=2000 <text:s text:c="38"/></text:p>
      <text:p text:style-name="P6"><text:s/>01.02.03.198 <text:s text:c="19"/>column=hits:one, timestamp=1509579820603, value=100 <text:s text:c="40"/></text:p>
      <text:p text:style-name="P6"><text:s/>01.02.03.198 <text:s text:c="19"/>column=hits:three, timestamp=1509579944904, value=300 <text:s text:c="38"/></text:p>
      <text:p text:style-name="P6"><text:s/>01.02.03.198 <text:s text:c="19"/>column=hits:two, timestamp=1509579918413, value=200 <text:s text:c="40"/></text:p>
      <text:p text:style-name="P6"><text:s/>10.101.223.445 <text:s text:c="17"/>column=hits:two, timestamp=1509582010376, value=220 <text:s text:c="40"/></text:p>
      <text:p text:style-name="P6"><text:s/>10.20.30.198 <text:s text:c="19"/>column=hits:five, timestamp=1509582048809, value=200 <text:s text:c="39"/></text:p>
      <text:p text:style-name="P6">4 row(s) in 0.3150 seconds</text:p>
      <text:p text:style-name="P6"></text:p>
      <text:p text:style-name="P6"><text:span text:style-name="T6">hbase(main):021:0&gt; scan 'clicks',{COLUMN=&gt;'hits:five',VERSIONS=&gt;5}</text:span></text:p>
      <text:p text:style-name="P6">ROW <text:s text:c="29"/>COLUMN+CELL <text:s text:c="80"/></text:p>
      <text:p text:style-name="P6"><text:s/>01.02.03 <text:s text:c="23"/>column=hits:five, timestamp=1509582111964, value=650 <text:s text:c="39"/></text:p>
      <text:p text:style-name="P6"><text:soft-page-break/><text:s/>01.02.03 <text:s text:c="23"/>column=hits:five, timestamp=1509582100596, value=5000 <text:s text:c="38"/></text:p>
      <text:p text:style-name="P6"><text:s/>01.02.03 <text:s text:c="23"/>column=hits:five, timestamp=1509582089326, value=200 <text:s text:c="39"/></text:p>
      <text:p text:style-name="P6"><text:s/>01.02.03.198 <text:s text:c="19"/>column=hits:five, timestamp=1509580239017, value=1000 <text:s text:c="38"/></text:p>
      <text:p text:style-name="P6"><text:s/>10.20.30.198 <text:s text:c="19"/>column=hits:five, timestamp=1509582048809, value=200 <text:s text:c="39"/></text:p>
      <text:p text:style-name="P6">3 row(s) in 0.0860 seconds</text:p>
      <text:p text:style-name="P6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5:03:40.926179745</meta:creation-date>
    <dc:date>2017-11-02T05:55:26.927983351</dc:date>
    <meta:editing-duration>PT6M5S</meta:editing-duration>
    <meta:editing-cycles>1</meta:editing-cycles>
    <meta:document-statistic meta:table-count="0" meta:image-count="0" meta:object-count="0" meta:page-count="4" meta:paragraph-count="110" meta:word-count="443" meta:character-count="6887" meta:non-whitespace-character-count="4315"/>
    <meta:generator>LibreOffice/4.2.8.2$Linux_X86_64 LibreOffice_project/420$Build-2</meta:generator>
  </office:meta>
</office:document-meta>
</file>